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1" svg:font-family="Lato"/>
    <style:font-face style:name="Raleway1" svg:font-family="Raleway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Raleway" svg:font-family="Raleway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dddddd" draw:fill-color="#cccccc" draw:textarea-horizontal-align="justify" draw:textarea-vertical-align="middle" draw:auto-grow-height="false" fo:min-height="3.052cm" fo:min-width="23.884cm"/>
      <style:paragraph-properties style:writing-mode="lr-tb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036cm" fo:min-width="24.191cm"/>
      <style:paragraph-properties style:writing-mode="lr-tb"/>
    </style:style>
    <style:style style:name="gr4" style:family="graphic" style:parent-style-name="standard">
      <style:graphic-properties draw:stroke="none" draw:fill="none" fo:min-height="4.931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4.241cm" fo:min-width="24.1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_5f__5f__5f__5f_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loext:graphic-properties draw:fill-color="#cccccc"/>
      <style:paragraph-properties fo:text-align="start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-color="#cccccc"/>
      <style:paragraph-properties fo:text-align="start"/>
    </style:style>
    <style:style style:name="P8" style:family="paragraph">
      <loext:graphic-properties draw:fill="none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1" fo:font-size="42pt" fo:letter-spacing="normal" fo:language="en" fo:country="none" fo:font-style="normal" style:text-underline-style="none" fo:font-weight="bold" style:font-name-asian="Raleway1" style:font-size-asian="42pt" style:font-style-asian="normal" style:font-weight-asian="bold" style:font-name-complex="Raleway1" style:font-size-complex="42pt" style:font-style-complex="normal" style:font-weight-complex="bold"/>
    </style:style>
    <style:style style:name="T2" style:family="text">
      <style:text-properties fo:font-variant="normal" fo:text-transform="none" fo:color="#1a1a1a" style:text-line-through-style="none" style:text-line-through-type="none" style:text-position="0% 100%" style:font-name="Raleway1" fo:font-size="10pt" fo:letter-spacing="normal" fo:language="en" fo:country="none" fo:font-style="normal" style:text-underline-style="none" fo:font-weight="bold" style:font-name-asian="Raleway1" style:font-size-asian="10pt" style:font-style-asian="normal" style:font-weight-asian="bold" style:font-name-complex="Raleway1" style:font-size-complex="1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aleway1" fo:font-size="28pt" fo:letter-spacing="normal" fo:language="en" fo:country="none" fo:font-style="normal" style:text-underline-style="none" fo:font-weight="normal" fo:background-color="#ffffff" style:font-name-asian="Raleway1" style:font-size-asian="28pt" style:font-style-asian="normal" style:font-weight-asian="normal" style:font-name-complex="Raleway1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20pt" fo:background-color="#ffffff" style:font-size-asian="20pt" style:font-size-complex="2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1" fo:font-size="24pt" fo:letter-spacing="normal" fo:language="en" fo:country="none" fo:font-style="normal" style:text-underline-style="none" fo:font-weight="normal" fo:background-color="#ffffff" style:font-name-asian="Raleway1" style:font-size-asian="24pt" style:font-style-asian="normal" style:font-weight-asian="normal" style:font-name-complex="Raleway1" style:font-size-complex="24pt" style:font-style-complex="normal" style:font-weight-complex="normal"/>
    </style:style>
    <style:style style:name="T7" style:family="text">
      <style:text-properties fo:background-color="#ffffff"/>
    </style:style>
    <style:style style:name="T8" style:family="text">
      <style:text-properties fo:font-size="20pt" fo:background-color="#ffffff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3.541cm" svg:height="5.096cm" svg:x="2.233cm" svg:y="5.216cm" presentation:class="title" presentation:user-transformed="true">
          <draw:text-box>
            <text:p text:style-name="P1"><text:span text:style-name="T1">Javascript Functions</text:span></text:p>
          </draw:text-box>
        </draw:frame>
        <presentation:notes draw:style-name="dp2">
          <draw:page-thumbnail draw:name="Google Shape;83;p:notes" draw:style-name="gr1" draw:layer="layout" svg:width="18.666cm" svg:height="11.136cm" svg:x="1.167cm" svg:y="2.227cm" draw:page-number="1" presentation:class="page"/>
          <draw:frame draw:name="Google Shape;84;p:notes_1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" presentation:presentation-page-layout-name="AL1T0">
        <draw:frame draw:name="Google Shape;116;p19" presentation:style-name="pr3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1">Funcitons</text:span><text:span text:style-name="T1"><text:line-break/></text:span><text:span text:style-name="T2"> </text:span><text:span text:style-name="T2"><text:line-break/></text:span><text:span text:style-name="T2"><text:line-break/></text:span><text:span text:style-name="T2"><text:line-break/></text:span><text:span text:style-name="T3">A JavaScript function is a block of code designed to perform a particular task.</text:span><text:span text:style-name="T3"><text:line-break/></text:span><text:span text:style-name="T3"><text:line-break/></text:span><text:span text:style-name="T3">A JavaScript function is executed when "something" invokes it (calls it).</text:span></text:p>
          </draw:text-box>
        </draw:frame>
        <draw:custom-shape draw:style-name="gr2" draw:text-style-name="P5" draw:layer="layout" svg:width="24.384cm" svg:height="3.302cm" svg:x="2.54cm" svg:y="11.938cm">
          <text:p text:style-name="P4"><text:span text:style-name="T4">function myFunction(p1, p2) {</text:span></text:p>
          <text:p text:style-name="P4"><text:span text:style-name="T4"><text:s text:c="2"/></text:span><text:span text:style-name="T4">return p1 * p2; <text:s/></text:span><text:span text:style-name="T5"><text:s/>// The function returns the product of p1 and p2</text:span></text:p>
          <text:p text:style-name="P4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name="Google Shape;113;g54b13590ed_0_105:notes" draw:style-name="gr1" draw:layer="layout" svg:width="18.665cm" svg:height="11.136cm" svg:x="1.167cm" svg:y="2.227cm" draw:page-number="2" presentation:class="page"/>
          <draw:frame draw:name="Google Shape;114;g54b13590ed_0_1"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_5f_" presentation:presentation-page-layout-name="AL1T0">
        <draw:frame draw:name="Google Shape;116;p19_0" presentation:style-name="pr5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1">Function parameters</text:span><text:span text:style-name="T1"><text:line-break/></text:span><text:span text:style-name="T2"> </text:span><text:span text:style-name="T2"><text:line-break/></text:span><text:span text:style-name="T6">A JavaScript function is defined with the function keyword, followed by a name, followed by parentheses ().</text:span><text:span text:style-name="T6"><text:line-break/></text:span><text:span text:style-name="T6"><text:line-break/></text:span><text:span text:style-name="T6">Function names can contain letters, digits, underscores, and dollar signs (same rules as variables).</text:span><text:span text:style-name="T6"><text:line-break/></text:span><text:span text:style-name="T6"><text:line-break/></text:span><text:span text:style-name="T6">The parentheses may include parameter names separated by commas:</text:span><text:span text:style-name="T6"><text:line-break/></text:span><text:span text:style-name="T6">(parameter1, parameter2, ...)</text:span></text:p>
          </draw:text-box>
        </draw:frame>
        <presentation:notes draw:style-name="dp2">
          <draw:page-thumbnail draw:name="Google Shape;113;g54b13590ed_0_0" draw:style-name="gr1" draw:layer="layout" svg:width="18.665cm" svg:height="11.136cm" svg:x="1.167cm" svg:y="2.227cm" draw:page-number="3" presentation:class="page"/>
          <draw:frame draw:name="Google Shape;114;g54b13590ed_0_2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_5f__5f_" presentation:presentation-page-layout-name="AL1T0">
        <draw:frame draw:name="Google Shape;116;p19_1" presentation:style-name="pr7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1">Function parameters</text:span><text:span text:style-name="T1"><text:line-break/></text:span><text:span text:style-name="T2"> </text:span><text:span text:style-name="T2"><text:line-break/></text:span><text:span text:style-name="T2"><text:line-break/></text:span><text:span text:style-name="T6">The code to be executed, by the function, is placed inside curly brackets: {}</text:span></text:p>
          </draw:text-box>
        </draw:frame>
        <draw:custom-shape draw:style-name="gr3" draw:text-style-name="P7" draw:layer="layout" svg:width="24.691cm" svg:height="2.286cm" svg:x="2.233cm" svg:y="6.858cm">
          <text:p text:style-name="P6">function name(parameter1, parameter2, parameter3) {</text:p>
          <text:p text:style-name="P6"><text:span text:style-name="T7"><text:s text:c="2"/></text:span><text:span text:style-name="T7">// code to be executed</text:span></text:p>
          <text:p text:style-name="P6">}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8" draw:layer="layout" svg:width="24.638cm" svg:height="5.181cm" svg:x="2.032cm" svg:y="9.684cm">
          <draw:text-box>
            <text:p><text:span text:style-name="T6">Function parameters are listed inside the parentheses () in the function definition.</text:span></text:p>
            <text:p><text:span text:style-name="T6"/></text:p>
            <text:p><text:span text:style-name="T6">Function arguments are the values received by the function when it is invoked.</text:span></text:p>
          </draw:text-box>
        </draw:frame>
        <presentation:notes draw:style-name="dp1">
          <draw:page-thumbnail draw:name="Google Shape;113;g54b13590ed_0_1" draw:style-name="gr1" draw:layer="layout" svg:width="18.665cm" svg:height="11.136cm" svg:x="1.167cm" svg:y="2.227cm" draw:page-number="4" presentation:class="page"/>
          <draw:frame draw:name="Google Shape;114;g54b13590ed_0_3"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_5f__5f__5f_" presentation:presentation-page-layout-name="AL1T0">
        <draw:frame draw:name="Google Shape;116;p19_2" presentation:style-name="pr9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1">Function return</text:span><text:span text:style-name="T1"><text:line-break/></text:span><text:span text:style-name="T2"> </text:span><text:span text:style-name="T2"><text:line-break/></text:span><text:span text:style-name="T2"><text:line-break/></text:span><text:span text:style-name="T6">When JavaScript reaches a return statement, the function will stop executing.</text:span><text:span text:style-name="T6"><text:line-break/></text:span><text:span text:style-name="T6"><text:line-break/></text:span><text:span text:style-name="T6">If the function was invoked from a statement, JavaScript will "return" to execute the code after the invoking statement.</text:span></text:p>
          </draw:text-box>
        </draw:frame>
        <presentation:notes draw:style-name="dp1">
          <draw:page-thumbnail draw:name="Google Shape;113;g54b13590ed_0_2" draw:style-name="gr1" draw:layer="layout" svg:width="18.665cm" svg:height="11.136cm" svg:x="1.167cm" svg:y="2.227cm" draw:page-number="5" presentation:class="page"/>
          <draw:frame draw:name="Google Shape;114;g54b13590ed_0_4"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_5f__5f__5f__5f_" presentation:presentation-page-layout-name="AL1T0">
        <draw:frame draw:name="Google Shape;116;p19_3" presentation:style-name="pr11" draw:text-style-name="P2" draw:layer="layout" svg:width="25.522cm" svg:height="9.105cm" svg:x="2.233cm" svg:y="1.482cm" presentation:class="title" presentation:user-transformed="true">
          <draw:text-box>
            <text:p text:style-name="P1"><text:span text:style-name="T1">Function return</text:span><text:span text:style-name="T1"><text:line-break/></text:span><text:span text:style-name="T2"> </text:span><text:span text:style-name="T2"><text:line-break/></text:span><text:span text:style-name="T2"><text:line-break/></text:span><text:span text:style-name="T6">Functions often compute a return value. The return value is "returned" back to the "caller":</text:span><text:span text:style-name="T6"><text:line-break/></text:span><text:span text:style-name="T6">Example</text:span><text:span text:style-name="T6"><text:line-break/></text:span><text:span text:style-name="T6">Calculate the product of two numbers, and return the result:</text:span></text:p>
          </draw:text-box>
        </draw:frame>
        <draw:custom-shape draw:style-name="gr5" draw:text-style-name="P5" draw:layer="layout" svg:width="24.638cm" svg:height="4.491cm" svg:x="2.286cm" svg:y="9.906cm">
          <text:p text:style-name="P4"><text:span text:style-name="T4">var x = myFunction(4, 3); <text:s text:c="2"/></text:span><text:span text:style-name="T8">// Function is called, return value will end up in x</text:span></text:p>
          <text:p text:style-name="P4"><text:span text:style-name="T4"/></text:p>
          <text:p text:style-name="P4"><text:span text:style-name="T4">function myFunction(a, b) {</text:span></text:p>
          <text:p text:style-name="P4"><text:span text:style-name="T4"><text:s text:c="2"/></text:span><text:span text:style-name="T4">return a * b; <text:s text:c="12"/></text:span><text:span text:style-name="T8">// Function returns the product of a and b</text:span></text:p>
          <text:p text:style-name="P4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name="Google Shape;113;g54b13590ed_0_3" draw:style-name="gr1" draw:layer="layout" svg:width="18.665cm" svg:height="11.136cm" svg:x="1.167cm" svg:y="2.227cm" draw:page-number="6" presentation:class="page"/>
          <draw:frame draw:name="Google Shape;114;g54b13590ed_0_5" presentation:style-name="pr1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1" svg:font-family="Lato"/>
    <style:font-face style:name="Raleway1" svg:font-family="Raleway"/>
    <style:font-face style:name="Arial" svg:font-family="Arial" style:font-pitch="variable"/>
    <style:font-face style:name="DejaVu Sans1" svg:font-family="'DejaVu Sans'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Raleway" svg:font-family="Raleway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e9edee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 style:shrink-to-fit="true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background" style:display-name="TITLE__-background" style:family="presentation">
      <style:graphic-properties draw:stroke="none" draw:fill="solid" draw:fill-color="#e9edee"/>
      <style:text-properties style:letter-kerning="true"/>
    </style:style>
    <style:style style:name="TITLE_5f__5f_-backgroundobjects" style:display-name="TITLE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-notes" style:display-name="TITLE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-outline1" style:display-name="TITLE__-outline1" style:family="presentation">
      <style:graphic-properties draw:stroke="none" draw:fill="none" draw:auto-grow-height="false" draw:fit-to-size="shrink-to-fit" style:shrink-to-fit="true">
        <text:list-style style:name="TITLE_5f__5f_-outline1" style:display-name="TITLE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-outline2" style:display-name="TITLE__-outline2" style:family="presentation" style:parent-style-name="TITLE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3" style:display-name="TITLE__-outline3" style:family="presentation" style:parent-style-name="TITLE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4" style:display-name="TITLE__-outline4" style:family="presentation" style:parent-style-name="TITLE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-outline5" style:display-name="TITLE__-outline5" style:family="presentation" style:parent-style-name="TITLE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6" style:display-name="TITLE__-outline6" style:family="presentation" style:parent-style-name="TITLE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7" style:display-name="TITLE__-outline7" style:family="presentation" style:parent-style-name="TITLE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8" style:display-name="TITLE__-outline8" style:family="presentation" style:parent-style-name="TITLE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outline9" style:display-name="TITLE__-outline9" style:family="presentation" style:parent-style-name="TITLE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-subtitle" style:display-name="TITLE__-subtitle" style:family="presentation">
      <style:graphic-properties draw:stroke="none" draw:fill="none" draw:textarea-vertical-align="middle">
        <text:list-style style:name="TITLE_5f__5f_-subtitle" style:display-name="TITLE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-title" style:display-name="TITLE__-title" style:family="presentation">
      <style:graphic-properties draw:stroke="none" draw:fill="none" draw:textarea-vertical-align="middle">
        <text:list-style style:name="TITLE_5f__5f_-title" style:display-name="TITLE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background" style:display-name="TITLE___-background" style:family="presentation">
      <style:graphic-properties draw:stroke="none" draw:fill="solid" draw:fill-color="#e9edee"/>
      <style:text-properties style:letter-kerning="true"/>
    </style:style>
    <style:style style:name="TITLE_5f__5f__5f_-backgroundobjects" style:display-name="TITLE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-notes" style:display-name="TITLE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-outline1" style:display-name="TITLE___-outline1" style:family="presentation">
      <style:graphic-properties draw:stroke="none" draw:fill="none" draw:auto-grow-height="false" draw:fit-to-size="shrink-to-fit" style:shrink-to-fit="true">
        <text:list-style style:name="TITLE_5f__5f__5f_-outline1" style:display-name="TITLE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-outline2" style:display-name="TITLE___-outline2" style:family="presentation" style:parent-style-name="TITLE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3" style:display-name="TITLE___-outline3" style:family="presentation" style:parent-style-name="TITLE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4" style:display-name="TITLE___-outline4" style:family="presentation" style:parent-style-name="TITLE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-outline5" style:display-name="TITLE___-outline5" style:family="presentation" style:parent-style-name="TITLE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6" style:display-name="TITLE___-outline6" style:family="presentation" style:parent-style-name="TITLE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7" style:display-name="TITLE___-outline7" style:family="presentation" style:parent-style-name="TITLE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8" style:display-name="TITLE___-outline8" style:family="presentation" style:parent-style-name="TITLE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outline9" style:display-name="TITLE___-outline9" style:family="presentation" style:parent-style-name="TITLE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-subtitle" style:display-name="TITLE___-subtitle" style:family="presentation">
      <style:graphic-properties draw:stroke="none" draw:fill="none" draw:textarea-vertical-align="middle">
        <text:list-style style:name="TITLE_5f__5f__5f_-subtitle" style:display-name="TITLE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-title" style:display-name="TITLE___-title" style:family="presentation">
      <style:graphic-properties draw:stroke="none" draw:fill="none" draw:textarea-vertical-align="middle">
        <text:list-style style:name="TITLE_5f__5f__5f_-title" style:display-name="TITLE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background" style:display-name="TITLE____-background" style:family="presentation">
      <style:graphic-properties draw:stroke="none" draw:fill="solid" draw:fill-color="#e9edee"/>
      <style:text-properties style:letter-kerning="true"/>
    </style:style>
    <style:style style:name="TITLE_5f__5f__5f__5f_-backgroundobjects" style:display-name="TITLE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-notes" style:display-name="TITLE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_5f_-outline1" style:display-name="TITLE____-outline1" style:family="presentation">
      <style:graphic-properties draw:stroke="none" draw:fill="none" draw:auto-grow-height="false" draw:fit-to-size="shrink-to-fit" style:shrink-to-fit="true">
        <text:list-style style:name="TITLE_5f__5f__5f__5f_-outline1" style:display-name="TITLE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-outline2" style:display-name="TITLE____-outline2" style:family="presentation" style:parent-style-name="TITLE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-outline3" style:display-name="TITLE____-outline3" style:family="presentation" style:parent-style-name="TITLE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-outline4" style:display-name="TITLE____-outline4" style:family="presentation" style:parent-style-name="TITLE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-outline5" style:display-name="TITLE____-outline5" style:family="presentation" style:parent-style-name="TITLE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6" style:display-name="TITLE____-outline6" style:family="presentation" style:parent-style-name="TITLE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7" style:display-name="TITLE____-outline7" style:family="presentation" style:parent-style-name="TITLE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8" style:display-name="TITLE____-outline8" style:family="presentation" style:parent-style-name="TITLE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outline9" style:display-name="TITLE____-outline9" style:family="presentation" style:parent-style-name="TITLE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-subtitle" style:display-name="TITLE____-subtitle" style:family="presentation">
      <style:graphic-properties draw:stroke="none" draw:fill="none" draw:textarea-vertical-align="middle">
        <text:list-style style:name="TITLE_5f__5f__5f__5f_-subtitle" style:display-name="TITLE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-title" style:display-name="TITLE____-title" style:family="presentation">
      <style:graphic-properties draw:stroke="none" draw:fill="none" draw:textarea-vertical-align="middle">
        <text:list-style style:name="TITLE_5f__5f__5f__5f_-title" style:display-name="TITLE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background" style:display-name="TITLE_____-background" style:family="presentation">
      <style:graphic-properties draw:stroke="none" draw:fill="solid" draw:fill-color="#e9edee"/>
      <style:text-properties style:letter-kerning="true"/>
    </style:style>
    <style:style style:name="TITLE_5f__5f__5f__5f__5f_-backgroundobjects" style:display-name="TITLE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_5f__5f__5f__5f_-notes" style:display-name="TITLE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.7999992370605pt" style:font-style-asian="normal" style:font-weight-asian="normal" style:font-name-complex="Lohit Devanagari1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1" style:display-name="TITLE_____-outline1" style:family="presentation">
      <style:graphic-properties draw:stroke="none" draw:fill="none" draw:auto-grow-height="false" draw:fit-to-size="shrink-to-fit" style:shrink-to-fit="true">
        <text:list-style style:name="TITLE_5f__5f__5f__5f__5f_-outline1" style:display-name="TITLE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5.3999996185303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_5f__5f__5f__5f_-outline2" style:display-name="TITLE_____-outline2" style:family="presentation" style:parent-style-name="TITLE_5f__5f__5f_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_5f_-outline3" style:display-name="TITLE_____-outline3" style:family="presentation" style:parent-style-name="TITLE_5f__5f__5f_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_5f_-outline4" style:display-name="TITLE_____-outline4" style:family="presentation" style:parent-style-name="TITLE_5f__5f__5f_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_5f__5f__5f__5f_-outline5" style:display-name="TITLE_____-outline5" style:family="presentation" style:parent-style-name="TITLE_5f__5f_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6" style:display-name="TITLE_____-outline6" style:family="presentation" style:parent-style-name="TITLE_5f__5f_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7" style:display-name="TITLE_____-outline7" style:family="presentation" style:parent-style-name="TITLE_5f__5f_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8" style:display-name="TITLE_____-outline8" style:family="presentation" style:parent-style-name="TITLE_5f__5f_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outline9" style:display-name="TITLE_____-outline9" style:family="presentation" style:parent-style-name="TITLE_5f__5f_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_5f__5f__5f__5f_-subtitle" style:display-name="TITLE_____-subtitle" style:family="presentation">
      <style:graphic-properties draw:stroke="none" draw:fill="none" draw:textarea-vertical-align="middle">
        <text:list-style style:name="TITLE_5f__5f__5f__5f__5f_-subtitle" style:display-name="TITLE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_5f__5f__5f__5f_-title" style:display-name="TITLE_____-title" style:family="presentation">
      <style:graphic-properties draw:stroke="none" draw:fill="none" draw:textarea-vertical-align="middle">
        <text:list-style style:name="TITLE_5f__5f__5f__5f__5f_-title" style:display-name="TITLE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9ede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TITLE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TITLE_5f__5f__5f_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TITLE_5f__5f_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TITLE_5f__5f_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language="en" fo:country="none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-title" draw:layer="backgroundobjects" svg:width="21.825cm" svg:height="13.021cm" svg:x="0.661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21.825cm" svg:height="13.021cm" svg:x="0.661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" style:display-name="TITLE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0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-title" draw:layer="backgroundobjects" svg:width="21.825cm" svg:height="13.021cm" svg:x="0.661cm" svg:y="2.639cm" presentation:class="page"/>
        <draw:frame presentation:style-name="TITLE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" style:display-name="TITLE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3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-title" draw:layer="backgroundobjects" svg:width="21.825cm" svg:height="13.021cm" svg:x="0.661cm" svg:y="2.639cm" presentation:class="page"/>
        <draw:frame presentation:style-name="TITLE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_5f_" style:display-name="TITLE_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6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_5f_-title" draw:layer="backgroundobjects" svg:width="21.825cm" svg:height="13.021cm" svg:x="0.661cm" svg:y="2.639cm" presentation:class="page"/>
        <draw:frame presentation:style-name="TITLE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_5f__5f__5f__5f_" style:display-name="TITLE_____" style:page-layout-name="PM1" draw:style-name="Mdp2">
      <draw:custom-shape draw:name="Google Shape;10;p2" draw:style-name="Mgr3" draw:text-style-name="MP7" draw:layer="backgroundobjects" svg:width="27.999cm" svg:height="1.49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_5f__5f__5f__5f__5f_-title" draw:layer="backgroundobjects" svg:width="23.541cm" svg:height="5.096cm" svg:x="2.233cm" svg:y="4.048cm" presentation:class="title" presentation:placeholder="true" presentation:user-transformed="true">
        <draw:text-box/>
      </draw:frame>
      <draw:frame draw:name="Google Shape;16;p2" presentation:style-name="Mpr19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5f__5f__5f__5f__5f_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5f__5f__5f__5f__5f_-title" draw:layer="backgroundobjects" svg:width="21.825cm" svg:height="13.021cm" svg:x="0.661cm" svg:y="2.639cm" presentation:class="page"/>
        <draw:frame presentation:style-name="TITLE_5f__5f__5f__5f__5f_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3:42:07.257713304</meta:creation-date>
    <dc:date>2020-07-30T14:10:28.339493000</dc:date>
    <meta:editing-duration>PT1M57S</meta:editing-duration>
    <meta:editing-cycles>2</meta:editing-cycles>
    <meta:generator>LibreOffice/6.4.4.2$Linux_X86_64 LibreOffice_project/40$Build-2</meta:generator>
    <meta:document-statistic meta:object-count="121"/>
  </office:meta>
</office:document-meta>
</file>